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58.28mm" svg:y="62.62mm">
            <loext:p draw:notify-on-update-of-ranges="option_roi_result.B1:option_roi_result.B1 option_roi_result.B2:option_roi_result.B2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3.64mm" svg:y="70.67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66.05mm" svg:y="186.47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5</text:p>
          </table:table-cell>
          <table:table-cell office:value-type="float" office:value="0.99125" calcext:value-type="float">
            <text:p>0.991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6</text:p>
          </table:table-cell>
          <table:table-cell office:value-type="float" office:value="0.9425" calcext:value-type="float">
            <text:p>0.94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7</text:p>
          </table:table-cell>
          <table:table-cell office:value-type="float" office:value="0.9425" calcext:value-type="float">
            <text:p>0.9425</text:p>
          </table:table-cell>
          <table:table-cell/>
          <table:table-cell office:value-type="string" calcext:value-type="string">
            <text:p><text:s/>停利</text:p>
          </table:table-cell>
          <table:table-cell office:value-type="float" office:value="1.3" calcext:value-type="float">
            <text:p>1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6/1/8</text:p>
          </table:table-cell>
          <table:table-cell office:value-type="float" office:value="1.0664" calcext:value-type="float">
            <text:p>1.0664</text:p>
          </table:table-cell>
          <table:table-cell/>
          <table:table-cell office:value-type="string" calcext:value-type="string">
            <text:p>停損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6/1/11</text:p>
          </table:table-cell>
          <table:table-cell office:value-type="float" office:value="1.0079" calcext:value-type="float">
            <text:p>1.00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12</text:p>
          </table:table-cell>
          <table:table-cell office:value-type="float" office:value="1.0079" calcext:value-type="float">
            <text:p>1.00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13</text:p>
          </table:table-cell>
          <table:table-cell office:value-type="float" office:value="0.9554" calcext:value-type="float">
            <text:p>0.95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14</text:p>
          </table:table-cell>
          <table:table-cell office:value-type="float" office:value="0.9554" calcext:value-type="float">
            <text:p>0.95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15</text:p>
          </table:table-cell>
          <table:table-cell office:value-type="float" office:value="0.94825" calcext:value-type="float">
            <text:p>0.948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18</text:p>
          </table:table-cell>
          <table:table-cell office:value-type="float" office:value="0.94825" calcext:value-type="float">
            <text:p>0.948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19</text:p>
          </table:table-cell>
          <table:table-cell office:value-type="float" office:value="0.94825" calcext:value-type="float">
            <text:p>0.94825</text:p>
          </table:table-cell>
          <table:table-cell/>
          <table:table-cell office:value-type="string" calcext:value-type="string">
            <text:p>只做多</text:p>
          </table:table-cell>
          <table:table-cell table:number-columns-repeated="8"/>
          <table:table-cell office:value-type="string" calcext:value-type="string">
            <text:p>多空</text:p>
          </table:table-cell>
        </table:table-row>
        <table:table-row table:style-name="ro1">
          <table:table-cell office:value-type="string" calcext:value-type="string">
            <text:p>2016/1/20</text:p>
          </table:table-cell>
          <table:table-cell office:value-type="float" office:value="0.94825" calcext:value-type="float">
            <text:p>0.948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21</text:p>
          </table:table-cell>
          <table:table-cell office:value-type="float" office:value="0.9626" calcext:value-type="float">
            <text:p>0.96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22</text:p>
          </table:table-cell>
          <table:table-cell office:value-type="float" office:value="0.9626" calcext:value-type="float">
            <text:p>0.96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25</text:p>
          </table:table-cell>
          <table:table-cell office:value-type="float" office:value="0.9756" calcext:value-type="float">
            <text:p>0.97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26</text:p>
          </table:table-cell>
          <table:table-cell office:value-type="float" office:value="0.9756" calcext:value-type="float">
            <text:p>0.97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27</text:p>
          </table:table-cell>
          <table:table-cell office:value-type="float" office:value="0.9756" calcext:value-type="float">
            <text:p>0.97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28</text:p>
          </table:table-cell>
          <table:table-cell office:value-type="float" office:value="0.985" calcext:value-type="float">
            <text:p>0.9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29</text:p>
          </table:table-cell>
          <table:table-cell office:value-type="float" office:value="0.985" calcext:value-type="float">
            <text:p>0.9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/30</text:p>
          </table:table-cell>
          <table:table-cell office:value-type="float" office:value="0.99275" calcext:value-type="float">
            <text:p>0.992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1</text:p>
          </table:table-cell>
          <table:table-cell office:value-type="float" office:value="0.99275" calcext:value-type="float">
            <text:p>0.992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2</text:p>
          </table:table-cell>
          <table:table-cell office:value-type="float" office:value="1.0083" calcext:value-type="float">
            <text:p>1.00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3</text:p>
          </table:table-cell>
          <table:table-cell office:value-type="float" office:value="1.00805" calcext:value-type="float">
            <text:p>1.008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15</text:p>
          </table:table-cell>
          <table:table-cell office:value-type="float" office:value="1.00055" calcext:value-type="float">
            <text:p>1.000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16</text:p>
          </table:table-cell>
          <table:table-cell office:value-type="float" office:value="1.14405" calcext:value-type="float">
            <text:p>1.144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17</text:p>
          </table:table-cell>
          <table:table-cell office:value-type="float" office:value="1.13775" calcext:value-type="float">
            <text:p>1.137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18</text:p>
          </table:table-cell>
          <table:table-cell office:value-type="float" office:value="1.13775" calcext:value-type="float">
            <text:p>1.137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19</text:p>
          </table:table-cell>
          <table:table-cell office:value-type="float" office:value="1.13775" calcext:value-type="float">
            <text:p>1.137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22</text:p>
          </table:table-cell>
          <table:table-cell office:value-type="float" office:value="1.15135" calcext:value-type="float">
            <text:p>1.151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23</text:p>
          </table:table-cell>
          <table:table-cell office:value-type="float" office:value="1.15135" calcext:value-type="float">
            <text:p>1.151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24</text:p>
          </table:table-cell>
          <table:table-cell office:value-type="float" office:value="1.15135" calcext:value-type="float">
            <text:p>1.151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25</text:p>
          </table:table-cell>
          <table:table-cell office:value-type="float" office:value="1.16075" calcext:value-type="float">
            <text:p>1.160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2/26</text:p>
          </table:table-cell>
          <table:table-cell office:value-type="float" office:value="1.16075" calcext:value-type="float">
            <text:p>1.160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1</text:p>
          </table:table-cell>
          <table:table-cell office:value-type="float" office:value="1.16075" calcext:value-type="float">
            <text:p>1.160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2</text:p>
          </table:table-cell>
          <table:table-cell office:value-type="float" office:value="1.16075" calcext:value-type="float">
            <text:p>1.160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3</text:p>
          </table:table-cell>
          <table:table-cell office:value-type="float" office:value="1.16075" calcext:value-type="float">
            <text:p>1.16075</text:p>
          </table:table-cell>
          <table:table-cell/>
          <table:table-cell office:value-type="string" calcext:value-type="string">
            <text:p>空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/3/4</text:p>
          </table:table-cell>
          <table:table-cell office:value-type="float" office:value="1.16075" calcext:value-type="float">
            <text:p>1.160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7</text:p>
          </table:table-cell>
          <table:table-cell office:value-type="float" office:value="1.16075" calcext:value-type="float">
            <text:p>1.160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8</text:p>
          </table:table-cell>
          <table:table-cell office:value-type="float" office:value="1.16075" calcext:value-type="float">
            <text:p>1.160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9</text:p>
          </table:table-cell>
          <table:table-cell office:value-type="float" office:value="1.15445" calcext:value-type="float">
            <text:p>1.154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10</text:p>
          </table:table-cell>
          <table:table-cell office:value-type="float" office:value="1.15445" calcext:value-type="float">
            <text:p>1.154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11</text:p>
          </table:table-cell>
          <table:table-cell office:value-type="float" office:value="1.15445" calcext:value-type="float">
            <text:p>1.154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14</text:p>
          </table:table-cell>
          <table:table-cell office:value-type="float" office:value="1.15445" calcext:value-type="float">
            <text:p>1.154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15</text:p>
          </table:table-cell>
          <table:table-cell office:value-type="float" office:value="1.15445" calcext:value-type="float">
            <text:p>1.154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16</text:p>
          </table:table-cell>
          <table:table-cell office:value-type="float" office:value="1.15445" calcext:value-type="float">
            <text:p>1.154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17</text:p>
          </table:table-cell>
          <table:table-cell office:value-type="float" office:value="1.15445" calcext:value-type="float">
            <text:p>1.154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18</text:p>
          </table:table-cell>
          <table:table-cell office:value-type="float" office:value="1.15445" calcext:value-type="float">
            <text:p>1.154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21</text:p>
          </table:table-cell>
          <table:table-cell office:value-type="float" office:value="1.15445" calcext:value-type="float">
            <text:p>1.154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22</text:p>
          </table:table-cell>
          <table:table-cell office:value-type="float" office:value="1.15445" calcext:value-type="float">
            <text:p>1.154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23</text:p>
          </table:table-cell>
          <table:table-cell office:value-type="float" office:value="1.15445" calcext:value-type="float">
            <text:p>1.154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24</text:p>
          </table:table-cell>
          <table:table-cell office:value-type="float" office:value="1.16595" calcext:value-type="float">
            <text:p>1.165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25</text:p>
          </table:table-cell>
          <table:table-cell office:value-type="float" office:value="1.16595" calcext:value-type="float">
            <text:p>1.165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28</text:p>
          </table:table-cell>
          <table:table-cell office:value-type="float" office:value="1.1613" calcext:value-type="float">
            <text:p>1.16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29</text:p>
          </table:table-cell>
          <table:table-cell office:value-type="float" office:value="1.1613" calcext:value-type="float">
            <text:p>1.16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30</text:p>
          </table:table-cell>
          <table:table-cell office:value-type="float" office:value="1.17415" calcext:value-type="float">
            <text:p>1.17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3/31</text:p>
          </table:table-cell>
          <table:table-cell office:value-type="float" office:value="1.17415" calcext:value-type="float">
            <text:p>1.17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1</text:p>
          </table:table-cell>
          <table:table-cell office:value-type="float" office:value="1.17415" calcext:value-type="float">
            <text:p>1.17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6</text:p>
          </table:table-cell>
          <table:table-cell office:value-type="float" office:value="1.17415" calcext:value-type="float">
            <text:p>1.17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7</text:p>
          </table:table-cell>
          <table:table-cell office:value-type="float" office:value="1.17415" calcext:value-type="float">
            <text:p>1.17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8</text:p>
          </table:table-cell>
          <table:table-cell office:value-type="float" office:value="1.17415" calcext:value-type="float">
            <text:p>1.17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11</text:p>
          </table:table-cell>
          <table:table-cell office:value-type="float" office:value="1.17415" calcext:value-type="float">
            <text:p>1.17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12</text:p>
          </table:table-cell>
          <table:table-cell office:value-type="float" office:value="1.17415" calcext:value-type="float">
            <text:p>1.17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13</text:p>
          </table:table-cell>
          <table:table-cell office:value-type="float" office:value="1.17415" calcext:value-type="float">
            <text:p>1.17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14</text:p>
          </table:table-cell>
          <table:table-cell office:value-type="float" office:value="1.17415" calcext:value-type="float">
            <text:p>1.17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15</text:p>
          </table:table-cell>
          <table:table-cell office:value-type="float" office:value="1.17415" calcext:value-type="float">
            <text:p>1.17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18</text:p>
          </table:table-cell>
          <table:table-cell office:value-type="float" office:value="1.17415" calcext:value-type="float">
            <text:p>1.17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19</text:p>
          </table:table-cell>
          <table:table-cell office:value-type="float" office:value="1.17415" calcext:value-type="float">
            <text:p>1.17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20</text:p>
          </table:table-cell>
          <table:table-cell office:value-type="float" office:value="1.17415" calcext:value-type="float">
            <text:p>1.17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21</text:p>
          </table:table-cell>
          <table:table-cell office:value-type="float" office:value="1.17415" calcext:value-type="float">
            <text:p>1.17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22</text:p>
          </table:table-cell>
          <table:table-cell office:value-type="float" office:value="1.16915" calcext:value-type="float">
            <text:p>1.169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25</text:p>
          </table:table-cell>
          <table:table-cell office:value-type="float" office:value="1.16915" calcext:value-type="float">
            <text:p>1.169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26</text:p>
          </table:table-cell>
          <table:table-cell office:value-type="float" office:value="1.16915" calcext:value-type="float">
            <text:p>1.169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27</text:p>
          </table:table-cell>
          <table:table-cell office:value-type="float" office:value="1.16915" calcext:value-type="float">
            <text:p>1.169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28</text:p>
          </table:table-cell>
          <table:table-cell office:value-type="float" office:value="1.1657" calcext:value-type="float">
            <text:p>1.16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4/29</text:p>
          </table:table-cell>
          <table:table-cell office:value-type="float" office:value="1.1657" calcext:value-type="float">
            <text:p>1.16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3</text:p>
          </table:table-cell>
          <table:table-cell office:value-type="float" office:value="1.159" calcext:value-type="float">
            <text:p>1.1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4</text:p>
          </table:table-cell>
          <table:table-cell office:value-type="float" office:value="1.159" calcext:value-type="float">
            <text:p>1.1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5</text:p>
          </table:table-cell>
          <table:table-cell office:value-type="float" office:value="1.1542" calcext:value-type="float">
            <text:p>1.15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6</text:p>
          </table:table-cell>
          <table:table-cell office:value-type="float" office:value="1.1542" calcext:value-type="float">
            <text:p>1.15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9</text:p>
          </table:table-cell>
          <table:table-cell office:value-type="float" office:value="1.1542" calcext:value-type="float">
            <text:p>1.15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10</text:p>
          </table:table-cell>
          <table:table-cell office:value-type="float" office:value="1.1542" calcext:value-type="float">
            <text:p>1.15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11</text:p>
          </table:table-cell>
          <table:table-cell office:value-type="float" office:value="1.1494" calcext:value-type="float">
            <text:p>1.14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12</text:p>
          </table:table-cell>
          <table:table-cell office:value-type="float" office:value="1.1494" calcext:value-type="float">
            <text:p>1.14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13</text:p>
          </table:table-cell>
          <table:table-cell office:value-type="float" office:value="1.1494" calcext:value-type="float">
            <text:p>1.14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16</text:p>
          </table:table-cell>
          <table:table-cell office:value-type="float" office:value="1.1494" calcext:value-type="float">
            <text:p>1.14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17</text:p>
          </table:table-cell>
          <table:table-cell office:value-type="float" office:value="1.1603" calcext:value-type="float">
            <text:p>1.16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18</text:p>
          </table:table-cell>
          <table:table-cell office:value-type="float" office:value="1.1557" calcext:value-type="float">
            <text:p>1.15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19</text:p>
          </table:table-cell>
          <table:table-cell office:value-type="float" office:value="1.1557" calcext:value-type="float">
            <text:p>1.15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20</text:p>
          </table:table-cell>
          <table:table-cell office:value-type="float" office:value="1.1557" calcext:value-type="float">
            <text:p>1.15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23</text:p>
          </table:table-cell>
          <table:table-cell office:value-type="float" office:value="1.16855" calcext:value-type="float">
            <text:p>1.168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24</text:p>
          </table:table-cell>
          <table:table-cell office:value-type="float" office:value="1.16855" calcext:value-type="float">
            <text:p>1.168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25</text:p>
          </table:table-cell>
          <table:table-cell office:value-type="float" office:value="1.1805" calcext:value-type="float">
            <text:p>1.18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26</text:p>
          </table:table-cell>
          <table:table-cell office:value-type="float" office:value="1.1805" calcext:value-type="float">
            <text:p>1.18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27</text:p>
          </table:table-cell>
          <table:table-cell office:value-type="float" office:value="1.1805" calcext:value-type="float">
            <text:p>1.18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30</text:p>
          </table:table-cell>
          <table:table-cell office:value-type="float" office:value="1.18615" calcext:value-type="float">
            <text:p>1.186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5/31</text:p>
          </table:table-cell>
          <table:table-cell office:value-type="float" office:value="1.18615" calcext:value-type="float">
            <text:p>1.186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1</text:p>
          </table:table-cell>
          <table:table-cell office:value-type="float" office:value="1.1933" calcext:value-type="float">
            <text:p>1.19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2</text:p>
          </table:table-cell>
          <table:table-cell office:value-type="float" office:value="1.1933" calcext:value-type="float">
            <text:p>1.19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3</text:p>
          </table:table-cell>
          <table:table-cell office:value-type="float" office:value="1.19305" calcext:value-type="float">
            <text:p>1.193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4</text:p>
          </table:table-cell>
          <table:table-cell office:value-type="float" office:value="1.1943" calcext:value-type="float">
            <text:p>1.1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6</text:p>
          </table:table-cell>
          <table:table-cell office:value-type="float" office:value="1.1943" calcext:value-type="float">
            <text:p>1.1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7</text:p>
          </table:table-cell>
          <table:table-cell office:value-type="float" office:value="1.1943" calcext:value-type="float">
            <text:p>1.1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8</text:p>
          </table:table-cell>
          <table:table-cell office:value-type="float" office:value="1.1943" calcext:value-type="float">
            <text:p>1.1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13</text:p>
          </table:table-cell>
          <table:table-cell office:value-type="float" office:value="1.1943" calcext:value-type="float">
            <text:p>1.1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14</text:p>
          </table:table-cell>
          <table:table-cell office:value-type="float" office:value="1.20205" calcext:value-type="float">
            <text:p>1.202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15</text:p>
          </table:table-cell>
          <table:table-cell office:value-type="float" office:value="1.20205" calcext:value-type="float">
            <text:p>1.202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16</text:p>
          </table:table-cell>
          <table:table-cell office:value-type="float" office:value="1.20205" calcext:value-type="float">
            <text:p>1.202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17</text:p>
          </table:table-cell>
          <table:table-cell office:value-type="float" office:value="1.20205" calcext:value-type="float">
            <text:p>1.202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20</text:p>
          </table:table-cell>
          <table:table-cell office:value-type="float" office:value="1.126" calcext:value-type="float">
            <text:p>1.1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21</text:p>
          </table:table-cell>
          <table:table-cell office:value-type="float" office:value="1.126" calcext:value-type="float">
            <text:p>1.1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22</text:p>
          </table:table-cell>
          <table:table-cell office:value-type="float" office:value="1.06" calcext:value-type="float">
            <text:p>1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23</text:p>
          </table:table-cell>
          <table:table-cell office:value-type="float" office:value="1.06" calcext:value-type="float">
            <text:p>1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24</text:p>
          </table:table-cell>
          <table:table-cell office:value-type="float" office:value="1.06" calcext:value-type="float">
            <text:p>1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27</text:p>
          </table:table-cell>
          <table:table-cell office:value-type="float" office:value="1.05975" calcext:value-type="float">
            <text:p>1.059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28</text:p>
          </table:table-cell>
          <table:table-cell office:value-type="float" office:value="1.2358" calcext:value-type="float">
            <text:p>1.23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29</text:p>
          </table:table-cell>
          <table:table-cell office:value-type="float" office:value="1.2358" calcext:value-type="float">
            <text:p>1.23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6/30</text:p>
          </table:table-cell>
          <table:table-cell office:value-type="float" office:value="1.2358" calcext:value-type="float">
            <text:p>1.23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1</text:p>
          </table:table-cell>
          <table:table-cell office:value-type="float" office:value="1.2358" calcext:value-type="float">
            <text:p>1.23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4</text:p>
          </table:table-cell>
          <table:table-cell office:value-type="float" office:value="1.231" calcext:value-type="float">
            <text:p>1.2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5</text:p>
          </table:table-cell>
          <table:table-cell office:value-type="float" office:value="1.231" calcext:value-type="float">
            <text:p>1.2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6</text:p>
          </table:table-cell>
          <table:table-cell office:value-type="float" office:value="1.231" calcext:value-type="float">
            <text:p>1.2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7</text:p>
          </table:table-cell>
          <table:table-cell office:value-type="float" office:value="1.231" calcext:value-type="float">
            <text:p>1.2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11</text:p>
          </table:table-cell>
          <table:table-cell office:value-type="float" office:value="1.231" calcext:value-type="float">
            <text:p>1.2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12</text:p>
          </table:table-cell>
          <table:table-cell office:value-type="float" office:value="1.231" calcext:value-type="float">
            <text:p>1.2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13</text:p>
          </table:table-cell>
          <table:table-cell office:value-type="float" office:value="1.231" calcext:value-type="float">
            <text:p>1.2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14</text:p>
          </table:table-cell>
          <table:table-cell office:value-type="float" office:value="1.231" calcext:value-type="float">
            <text:p>1.2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15</text:p>
          </table:table-cell>
          <table:table-cell office:value-type="float" office:value="1.231" calcext:value-type="float">
            <text:p>1.2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18</text:p>
          </table:table-cell>
          <table:table-cell office:value-type="float" office:value="1.2392" calcext:value-type="float">
            <text:p>1.23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19</text:p>
          </table:table-cell>
          <table:table-cell office:value-type="float" office:value="1.2392" calcext:value-type="float">
            <text:p>1.23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20</text:p>
          </table:table-cell>
          <table:table-cell office:value-type="float" office:value="1.23585" calcext:value-type="float">
            <text:p>1.235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21</text:p>
          </table:table-cell>
          <table:table-cell office:value-type="float" office:value="1.23585" calcext:value-type="float">
            <text:p>1.235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22</text:p>
          </table:table-cell>
          <table:table-cell office:value-type="float" office:value="1.23585" calcext:value-type="float">
            <text:p>1.235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25</text:p>
          </table:table-cell>
          <table:table-cell office:value-type="float" office:value="1.23585" calcext:value-type="float">
            <text:p>1.235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26</text:p>
          </table:table-cell>
          <table:table-cell office:value-type="float" office:value="1.23585" calcext:value-type="float">
            <text:p>1.235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27</text:p>
          </table:table-cell>
          <table:table-cell office:value-type="float" office:value="1.23585" calcext:value-type="float">
            <text:p>1.235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28</text:p>
          </table:table-cell>
          <table:table-cell office:value-type="float" office:value="1.23585" calcext:value-type="float">
            <text:p>1.235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7/29</text:p>
          </table:table-cell>
          <table:table-cell office:value-type="float" office:value="1.23585" calcext:value-type="float">
            <text:p>1.235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1</text:p>
          </table:table-cell>
          <table:table-cell office:value-type="float" office:value="1.23585" calcext:value-type="float">
            <text:p>1.235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2</text:p>
          </table:table-cell>
          <table:table-cell office:value-type="float" office:value="1.2356" calcext:value-type="float">
            <text:p>1.23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3</text:p>
          </table:table-cell>
          <table:table-cell office:value-type="float" office:value="1.22885" calcext:value-type="float">
            <text:p>1.228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4</text:p>
          </table:table-cell>
          <table:table-cell office:value-type="float" office:value="1.2226" calcext:value-type="float">
            <text:p>1.22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5</text:p>
          </table:table-cell>
          <table:table-cell office:value-type="float" office:value="1.2226" calcext:value-type="float">
            <text:p>1.22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8</text:p>
          </table:table-cell>
          <table:table-cell office:value-type="float" office:value="1.2226" calcext:value-type="float">
            <text:p>1.22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9</text:p>
          </table:table-cell>
          <table:table-cell office:value-type="float" office:value="1.2226" calcext:value-type="float">
            <text:p>1.22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10</text:p>
          </table:table-cell>
          <table:table-cell office:value-type="float" office:value="1.2226" calcext:value-type="float">
            <text:p>1.22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11</text:p>
          </table:table-cell>
          <table:table-cell office:value-type="float" office:value="1.2171" calcext:value-type="float">
            <text:p>1.21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12</text:p>
          </table:table-cell>
          <table:table-cell office:value-type="float" office:value="1.2171" calcext:value-type="float">
            <text:p>1.21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15</text:p>
          </table:table-cell>
          <table:table-cell office:value-type="float" office:value="1.2116" calcext:value-type="float">
            <text:p>1.21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16</text:p>
          </table:table-cell>
          <table:table-cell office:value-type="float" office:value="1.2116" calcext:value-type="float">
            <text:p>1.21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17</text:p>
          </table:table-cell>
          <table:table-cell office:value-type="float" office:value="1.2116" calcext:value-type="float">
            <text:p>1.21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18</text:p>
          </table:table-cell>
          <table:table-cell office:value-type="float" office:value="1.2116" calcext:value-type="float">
            <text:p>1.21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19</text:p>
          </table:table-cell>
          <table:table-cell office:value-type="float" office:value="1.2116" calcext:value-type="float">
            <text:p>1.21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22</text:p>
          </table:table-cell>
          <table:table-cell office:value-type="float" office:value="1.2116" calcext:value-type="float">
            <text:p>1.21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23</text:p>
          </table:table-cell>
          <table:table-cell office:value-type="float" office:value="1.2116" calcext:value-type="float">
            <text:p>1.21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24</text:p>
          </table:table-cell>
          <table:table-cell office:value-type="float" office:value="1.20735" calcext:value-type="float">
            <text:p>1.207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25</text:p>
          </table:table-cell>
          <table:table-cell office:value-type="float" office:value="1.20735" calcext:value-type="float">
            <text:p>1.207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26</text:p>
          </table:table-cell>
          <table:table-cell office:value-type="float" office:value="1.20735" calcext:value-type="float">
            <text:p>1.207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29</text:p>
          </table:table-cell>
          <table:table-cell office:value-type="float" office:value="1.20735" calcext:value-type="float">
            <text:p>1.207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30</text:p>
          </table:table-cell>
          <table:table-cell office:value-type="float" office:value="1.20735" calcext:value-type="float">
            <text:p>1.207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8/31</text:p>
          </table:table-cell>
          <table:table-cell office:value-type="float" office:value="1.20735" calcext:value-type="float">
            <text:p>1.207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1</text:p>
          </table:table-cell>
          <table:table-cell office:value-type="float" office:value="1.20735" calcext:value-type="float">
            <text:p>1.207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2</text:p>
          </table:table-cell>
          <table:table-cell office:value-type="float" office:value="1.20735" calcext:value-type="float">
            <text:p>1.207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5</text:p>
          </table:table-cell>
          <table:table-cell office:value-type="float" office:value="1.20735" calcext:value-type="float">
            <text:p>1.207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6</text:p>
          </table:table-cell>
          <table:table-cell office:value-type="float" office:value="1.20735" calcext:value-type="float">
            <text:p>1.207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7</text:p>
          </table:table-cell>
          <table:table-cell office:value-type="float" office:value="1.20735" calcext:value-type="float">
            <text:p>1.207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8</text:p>
          </table:table-cell>
          <table:table-cell office:value-type="float" office:value="1.20735" calcext:value-type="float">
            <text:p>1.207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9</text:p>
          </table:table-cell>
          <table:table-cell office:value-type="float" office:value="1.20735" calcext:value-type="float">
            <text:p>1.207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10</text:p>
          </table:table-cell>
          <table:table-cell office:value-type="float" office:value="1.20735" calcext:value-type="float">
            <text:p>1.207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12</text:p>
          </table:table-cell>
          <table:table-cell office:value-type="float" office:value="1.20735" calcext:value-type="float">
            <text:p>1.207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13</text:p>
          </table:table-cell>
          <table:table-cell office:value-type="float" office:value="1.20735" calcext:value-type="float">
            <text:p>1.207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14</text:p>
          </table:table-cell>
          <table:table-cell office:value-type="float" office:value="1.2071" calcext:value-type="float">
            <text:p>1.20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19</text:p>
          </table:table-cell>
          <table:table-cell office:value-type="float" office:value="1.23905" calcext:value-type="float">
            <text:p>1.239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20</text:p>
          </table:table-cell>
          <table:table-cell office:value-type="float" office:value="1.23905" calcext:value-type="float">
            <text:p>1.239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21</text:p>
          </table:table-cell>
          <table:table-cell office:value-type="float" office:value="1.25265" calcext:value-type="float">
            <text:p>1.252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22</text:p>
          </table:table-cell>
          <table:table-cell office:value-type="float" office:value="1.25265" calcext:value-type="float">
            <text:p>1.252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23</text:p>
          </table:table-cell>
          <table:table-cell office:value-type="float" office:value="1.25265" calcext:value-type="float">
            <text:p>1.252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26</text:p>
          </table:table-cell>
          <table:table-cell office:value-type="float" office:value="1.25265" calcext:value-type="float">
            <text:p>1.252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29</text:p>
          </table:table-cell>
          <table:table-cell office:value-type="float" office:value="1.25265" calcext:value-type="float">
            <text:p>1.252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9/30</text:p>
          </table:table-cell>
          <table:table-cell office:value-type="float" office:value="1.25265" calcext:value-type="float">
            <text:p>1.252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3</text:p>
          </table:table-cell>
          <table:table-cell office:value-type="float" office:value="1.25265" calcext:value-type="float">
            <text:p>1.252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4</text:p>
          </table:table-cell>
          <table:table-cell office:value-type="float" office:value="1.25265" calcext:value-type="float">
            <text:p>1.252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5</text:p>
          </table:table-cell>
          <table:table-cell office:value-type="float" office:value="1.25265" calcext:value-type="float">
            <text:p>1.252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6</text:p>
          </table:table-cell>
          <table:table-cell office:value-type="float" office:value="1.25265" calcext:value-type="float">
            <text:p>1.252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7</text:p>
          </table:table-cell>
          <table:table-cell office:value-type="float" office:value="1.25265" calcext:value-type="float">
            <text:p>1.252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11</text:p>
          </table:table-cell>
          <table:table-cell office:value-type="float" office:value="1.25265" calcext:value-type="float">
            <text:p>1.252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12</text:p>
          </table:table-cell>
          <table:table-cell office:value-type="float" office:value="1.2649" calcext:value-type="float">
            <text:p>1.26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13</text:p>
          </table:table-cell>
          <table:table-cell office:value-type="float" office:value="1.2649" calcext:value-type="float">
            <text:p>1.26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14</text:p>
          </table:table-cell>
          <table:table-cell office:value-type="float" office:value="1.2649" calcext:value-type="float">
            <text:p>1.26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17</text:p>
          </table:table-cell>
          <table:table-cell office:value-type="float" office:value="1.26005" calcext:value-type="float">
            <text:p>1.26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18</text:p>
          </table:table-cell>
          <table:table-cell office:value-type="float" office:value="1.26005" calcext:value-type="float">
            <text:p>1.26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19</text:p>
          </table:table-cell>
          <table:table-cell office:value-type="float" office:value="1.2598" calcext:value-type="float">
            <text:p>1.25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20</text:p>
          </table:table-cell>
          <table:table-cell office:value-type="float" office:value="1.26595" calcext:value-type="float">
            <text:p>1.265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21</text:p>
          </table:table-cell>
          <table:table-cell office:value-type="float" office:value="1.26595" calcext:value-type="float">
            <text:p>1.265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24</text:p>
          </table:table-cell>
          <table:table-cell office:value-type="float" office:value="1.26595" calcext:value-type="float">
            <text:p>1.265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25</text:p>
          </table:table-cell>
          <table:table-cell office:value-type="float" office:value="1.26595" calcext:value-type="float">
            <text:p>1.265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26</text:p>
          </table:table-cell>
          <table:table-cell office:value-type="float" office:value="1.26595" calcext:value-type="float">
            <text:p>1.265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27</text:p>
          </table:table-cell>
          <table:table-cell office:value-type="float" office:value="1.26595" calcext:value-type="float">
            <text:p>1.265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28</text:p>
          </table:table-cell>
          <table:table-cell office:value-type="float" office:value="1.26595" calcext:value-type="float">
            <text:p>1.265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0/31</text:p>
          </table:table-cell>
          <table:table-cell office:value-type="float" office:value="1.263075" calcext:value-type="float">
            <text:p>1.2630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1</text:p>
          </table:table-cell>
          <table:table-cell office:value-type="float" office:value="1.263075" calcext:value-type="float">
            <text:p>1.2630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2</text:p>
          </table:table-cell>
          <table:table-cell office:value-type="float" office:value="1.255525" calcext:value-type="float">
            <text:p>1.2555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3</text:p>
          </table:table-cell>
          <table:table-cell office:value-type="float" office:value="1.255525" calcext:value-type="float">
            <text:p>1.2555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4</text:p>
          </table:table-cell>
          <table:table-cell office:value-type="float" office:value="1.255275" calcext:value-type="float">
            <text:p>1.2552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7</text:p>
          </table:table-cell>
          <table:table-cell office:value-type="float" office:value="1.274825" calcext:value-type="float">
            <text:p>1.2748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8</text:p>
          </table:table-cell>
          <table:table-cell office:value-type="float" office:value="1.274825" calcext:value-type="float">
            <text:p>1.2748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9</text:p>
          </table:table-cell>
          <table:table-cell office:value-type="float" office:value="1.274825" calcext:value-type="float">
            <text:p>1.2748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10</text:p>
          </table:table-cell>
          <table:table-cell office:value-type="float" office:value="1.274575" calcext:value-type="float">
            <text:p>1.2745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11</text:p>
          </table:table-cell>
          <table:table-cell office:value-type="float" office:value="1.192075" calcext:value-type="float">
            <text:p>1.1920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14</text:p>
          </table:table-cell>
          <table:table-cell office:value-type="float" office:value="1.192075" calcext:value-type="float">
            <text:p>1.1920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15</text:p>
          </table:table-cell>
          <table:table-cell office:value-type="float" office:value="1.191825" calcext:value-type="float">
            <text:p>1.1918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16</text:p>
          </table:table-cell>
          <table:table-cell office:value-type="float" office:value="1.195575" calcext:value-type="float">
            <text:p>1.1955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17</text:p>
          </table:table-cell>
          <table:table-cell office:value-type="float" office:value="1.195575" calcext:value-type="float">
            <text:p>1.1955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18</text:p>
          </table:table-cell>
          <table:table-cell office:value-type="float" office:value="1.190425" calcext:value-type="float">
            <text:p>1.1904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21</text:p>
          </table:table-cell>
          <table:table-cell office:value-type="float" office:value="1.190425" calcext:value-type="float">
            <text:p>1.1904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22</text:p>
          </table:table-cell>
          <table:table-cell office:value-type="float" office:value="1.199975" calcext:value-type="float">
            <text:p>1.1999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23</text:p>
          </table:table-cell>
          <table:table-cell office:value-type="float" office:value="1.199975" calcext:value-type="float">
            <text:p>1.1999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24</text:p>
          </table:table-cell>
          <table:table-cell office:value-type="float" office:value="1.199975" calcext:value-type="float">
            <text:p>1.1999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25</text:p>
          </table:table-cell>
          <table:table-cell office:value-type="float" office:value="1.199975" calcext:value-type="float">
            <text:p>1.1999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28</text:p>
          </table:table-cell>
          <table:table-cell office:value-type="float" office:value="1.199975" calcext:value-type="float">
            <text:p>1.1999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29</text:p>
          </table:table-cell>
          <table:table-cell office:value-type="float" office:value="1.199975" calcext:value-type="float">
            <text:p>1.1999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1/30</text:p>
          </table:table-cell>
          <table:table-cell office:value-type="float" office:value="1.199975" calcext:value-type="float">
            <text:p>1.1999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1</text:p>
          </table:table-cell>
          <table:table-cell office:value-type="float" office:value="1.199975" calcext:value-type="float">
            <text:p>1.1999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2</text:p>
          </table:table-cell>
          <table:table-cell office:value-type="float" office:value="1.199975" calcext:value-type="float">
            <text:p>1.1999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5</text:p>
          </table:table-cell>
          <table:table-cell office:value-type="float" office:value="1.199725" calcext:value-type="float">
            <text:p>1.1997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6</text:p>
          </table:table-cell>
          <table:table-cell office:value-type="float" office:value="1.211825" calcext:value-type="float">
            <text:p>1.2118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7</text:p>
          </table:table-cell>
          <table:table-cell office:value-type="float" office:value="1.226575" calcext:value-type="float">
            <text:p>1.2265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8</text:p>
          </table:table-cell>
          <table:table-cell office:value-type="float" office:value="1.226575" calcext:value-type="float">
            <text:p>1.2265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9</text:p>
          </table:table-cell>
          <table:table-cell office:value-type="float" office:value="1.226575" calcext:value-type="float">
            <text:p>1.2265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12</text:p>
          </table:table-cell>
          <table:table-cell office:value-type="float" office:value="1.226575" calcext:value-type="float">
            <text:p>1.2265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13</text:p>
          </table:table-cell>
          <table:table-cell office:value-type="float" office:value="1.226575" calcext:value-type="float">
            <text:p>1.2265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14</text:p>
          </table:table-cell>
          <table:table-cell office:value-type="float" office:value="1.226575" calcext:value-type="float">
            <text:p>1.2265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15</text:p>
          </table:table-cell>
          <table:table-cell office:value-type="float" office:value="1.226575" calcext:value-type="float">
            <text:p>1.2265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16</text:p>
          </table:table-cell>
          <table:table-cell office:value-type="float" office:value="1.226575" calcext:value-type="float">
            <text:p>1.2265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19</text:p>
          </table:table-cell>
          <table:table-cell office:value-type="float" office:value="1.226575" calcext:value-type="float">
            <text:p>1.2265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20</text:p>
          </table:table-cell>
          <table:table-cell office:value-type="float" office:value="1.226575" calcext:value-type="float">
            <text:p>1.2265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21</text:p>
          </table:table-cell>
          <table:table-cell office:value-type="float" office:value="1.226575" calcext:value-type="float">
            <text:p>1.2265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22</text:p>
          </table:table-cell>
          <table:table-cell office:value-type="float" office:value="1.226575" calcext:value-type="float">
            <text:p>1.2265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23</text:p>
          </table:table-cell>
          <table:table-cell office:value-type="float" office:value="1.226575" calcext:value-type="float">
            <text:p>1.2265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26</text:p>
          </table:table-cell>
          <table:table-cell office:value-type="float" office:value="1.226575" calcext:value-type="float">
            <text:p>1.2265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27</text:p>
          </table:table-cell>
          <table:table-cell office:value-type="float" office:value="1.222425" calcext:value-type="float">
            <text:p>1.2224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28</text:p>
          </table:table-cell>
          <table:table-cell office:value-type="float" office:value="1.222425" calcext:value-type="float">
            <text:p>1.2224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29</text:p>
          </table:table-cell>
          <table:table-cell office:value-type="float" office:value="1.222175" calcext:value-type="float">
            <text:p>1.2221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/12/30</text:p>
          </table:table-cell>
          <table:table-cell office:value-type="float" office:value="1.22875" calcext:value-type="float">
            <text:p>1.2287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00:28:59.936492859</dc:date>
    <meta:editing-duration>PT4M59S</meta:editing-duration>
    <meta:editing-cycles>3</meta:editing-cycles>
    <meta:generator>LibreOffice/5.1.6.2$Linux_X86_64 LibreOffice_project/10m0$Build-2</meta:generator>
    <meta:document-statistic meta:table-count="1" meta:cell-count="49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4.201cm" style:legend-expansion="high" chart:style-name="ch2"/>
        <chart:plot-area chart:style-name="ch3" table:cell-range-address="option_roi_result.B1:option_roi_result.B245" chart:data-source-has-labels="row" svg:x="0.32cm" svg:y="0.18cm" svg:width="13.646cm" svg:height="8.64cm">
          <chartooo:coordinate-region svg:x="1.047cm" svg:y="0.379cm" svg:width="12.63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tion_roi_result.B2:option_roi_result.B245" chart:label-cell-address="option_roi_result.B1:option_roi_result.B1" chart:class="chart:scatter"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ption_roi_result.B2:option_roi_result.B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125">
                <text:p>0.99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25">
                <text:p>0.9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25">
                <text:p>0.9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664">
                <text:p>1.0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79">
                <text:p>1.0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79">
                <text:p>1.0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54">
                <text:p>0.95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54">
                <text:p>0.95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4825">
                <text:p>0.94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4825">
                <text:p>0.94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4825">
                <text:p>0.948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825">
                <text:p>0.94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626">
                <text:p>0.96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626">
                <text:p>0.9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756">
                <text:p>0.9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756">
                <text:p>0.9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756">
                <text:p>0.97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275">
                <text:p>0.992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275">
                <text:p>0.992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083">
                <text:p>1.00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805">
                <text:p>1.008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055">
                <text:p>1.00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4405">
                <text:p>1.14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3775">
                <text:p>1.13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3775">
                <text:p>1.137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3775">
                <text:p>1.137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5135">
                <text:p>1.151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5135">
                <text:p>1.151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5135">
                <text:p>1.15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6075">
                <text:p>1.160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6075">
                <text:p>1.160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6075">
                <text:p>1.16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6075">
                <text:p>1.16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6075">
                <text:p>1.16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6075">
                <text:p>1.160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6075">
                <text:p>1.160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6075">
                <text:p>1.160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5445">
                <text:p>1.154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5445">
                <text:p>1.154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5445">
                <text:p>1.154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5445">
                <text:p>1.154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5445">
                <text:p>1.154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5445">
                <text:p>1.154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5445">
                <text:p>1.154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5445">
                <text:p>1.154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5445">
                <text:p>1.154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5445">
                <text:p>1.154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5445">
                <text:p>1.154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6595">
                <text:p>1.165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6595">
                <text:p>1.165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613">
                <text:p>1.16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613">
                <text:p>1.16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7415">
                <text:p>1.174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7415">
                <text:p>1.174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7415">
                <text:p>1.174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7415">
                <text:p>1.174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7415">
                <text:p>1.174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7415">
                <text:p>1.174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7415">
                <text:p>1.174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7415">
                <text:p>1.174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7415">
                <text:p>1.174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7415">
                <text:p>1.174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7415">
                <text:p>1.174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7415">
                <text:p>1.174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7415">
                <text:p>1.174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7415">
                <text:p>1.174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7415">
                <text:p>1.174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6915">
                <text:p>1.169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6915">
                <text:p>1.169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6915">
                <text:p>1.169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6915">
                <text:p>1.169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657">
                <text:p>1.16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657">
                <text:p>1.16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542">
                <text:p>1.15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542">
                <text:p>1.15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542">
                <text:p>1.1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542">
                <text:p>1.1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494">
                <text:p>1.14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494">
                <text:p>1.14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494">
                <text:p>1.14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494">
                <text:p>1.14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603">
                <text:p>1.16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557">
                <text:p>1.15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557">
                <text:p>1.15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557">
                <text:p>1.15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6855">
                <text:p>1.168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6855">
                <text:p>1.168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805">
                <text:p>1.18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805">
                <text:p>1.18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805">
                <text:p>1.18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8615">
                <text:p>1.186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8615">
                <text:p>1.186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933">
                <text:p>1.19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933">
                <text:p>1.19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9305">
                <text:p>1.193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943">
                <text:p>1.19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943">
                <text:p>1.19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943">
                <text:p>1.19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943">
                <text:p>1.19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943">
                <text:p>1.19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0205">
                <text:p>1.202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0205">
                <text:p>1.202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0205">
                <text:p>1.202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0205">
                <text:p>1.202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5975">
                <text:p>1.059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2358">
                <text:p>1.23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358">
                <text:p>1.23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358">
                <text:p>1.23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358">
                <text:p>1.23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392">
                <text:p>1.23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392">
                <text:p>1.23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3585">
                <text:p>1.235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23585">
                <text:p>1.235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3585">
                <text:p>1.235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3585">
                <text:p>1.235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3585">
                <text:p>1.235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23585">
                <text:p>1.235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3585">
                <text:p>1.235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3585">
                <text:p>1.235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3585">
                <text:p>1.235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2356">
                <text:p>1.23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22885">
                <text:p>1.228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2226">
                <text:p>1.22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2226">
                <text:p>1.22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2226">
                <text:p>1.22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226">
                <text:p>1.22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226">
                <text:p>1.22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171">
                <text:p>1.21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171">
                <text:p>1.21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2116">
                <text:p>1.21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116">
                <text:p>1.21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116">
                <text:p>1.21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116">
                <text:p>1.21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116">
                <text:p>1.21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116">
                <text:p>1.21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116">
                <text:p>1.21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20735">
                <text:p>1.207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20735">
                <text:p>1.207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20735">
                <text:p>1.207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0735">
                <text:p>1.207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20735">
                <text:p>1.207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20735">
                <text:p>1.207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20735">
                <text:p>1.207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0735">
                <text:p>1.207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20735">
                <text:p>1.207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20735">
                <text:p>1.207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20735">
                <text:p>1.207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0735">
                <text:p>1.207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20735">
                <text:p>1.207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20735">
                <text:p>1.207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20735">
                <text:p>1.207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20735">
                <text:p>1.207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2071">
                <text:p>1.20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23905">
                <text:p>1.239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23905">
                <text:p>1.239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25265">
                <text:p>1.252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25265">
                <text:p>1.252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25265">
                <text:p>1.252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25265">
                <text:p>1.252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25265">
                <text:p>1.252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25265">
                <text:p>1.252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25265">
                <text:p>1.252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25265">
                <text:p>1.252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25265">
                <text:p>1.252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25265">
                <text:p>1.252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25265">
                <text:p>1.252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5265">
                <text:p>1.252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649">
                <text:p>1.26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2649">
                <text:p>1.26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649">
                <text:p>1.26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6005">
                <text:p>1.260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6005">
                <text:p>1.260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2598">
                <text:p>1.25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26595">
                <text:p>1.265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26595">
                <text:p>1.265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26595">
                <text:p>1.265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26595">
                <text:p>1.265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26595">
                <text:p>1.265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26595">
                <text:p>1.265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26595">
                <text:p>1.265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63075">
                <text:p>1.2630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63075">
                <text:p>1.2630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55525">
                <text:p>1.2555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55525">
                <text:p>1.2555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55275">
                <text:p>1.2552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74825">
                <text:p>1.2748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274825">
                <text:p>1.2748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274825">
                <text:p>1.2748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74575">
                <text:p>1.2745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92075">
                <text:p>1.1920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92075">
                <text:p>1.1920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91825">
                <text:p>1.1918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95575">
                <text:p>1.1955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95575">
                <text:p>1.1955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190425">
                <text:p>1.1904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90425">
                <text:p>1.1904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99975">
                <text:p>1.1999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99975">
                <text:p>1.1999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99975">
                <text:p>1.1999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199975">
                <text:p>1.1999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99975">
                <text:p>1.1999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99975">
                <text:p>1.1999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99975">
                <text:p>1.1999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199975">
                <text:p>1.1999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99975">
                <text:p>1.1999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99725">
                <text:p>1.1997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211825">
                <text:p>1.2118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226575">
                <text:p>1.2265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226575">
                <text:p>1.2265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226575">
                <text:p>1.2265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226575">
                <text:p>1.2265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226575">
                <text:p>1.2265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226575">
                <text:p>1.2265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226575">
                <text:p>1.2265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226575">
                <text:p>1.2265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226575">
                <text:p>1.2265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226575">
                <text:p>1.2265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226575">
                <text:p>1.2265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226575">
                <text:p>1.2265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226575">
                <text:p>1.2265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226575">
                <text:p>1.2265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222425">
                <text:p>1.2224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222425">
                <text:p>1.2224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222175">
                <text:p>1.2221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22875">
                <text:p>1.22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1.047cm" svg:y="0.38cm" svg:width="12.639cm" svg:height="7.793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5" chart:label-cell-address="local-table.$B$1" chart:class="chart:scatter"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125">
                <text:p>0.99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25">
                <text:p>0.9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29">
                <text:p>0.9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68">
                <text:p>1.0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83">
                <text:p>1.03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3805">
                <text:p>1.03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752">
                <text:p>0.97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64">
                <text:p>0.9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925">
                <text:p>0.95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725">
                <text:p>0.91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03">
                <text:p>0.9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308">
                <text:p>0.9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4515">
                <text:p>0.94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83">
                <text:p>0.9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13">
                <text:p>0.95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453">
                <text:p>0.9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393">
                <text:p>0.9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487">
                <text:p>0.94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76">
                <text:p>0.89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0535">
                <text:p>0.905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0535">
                <text:p>0.905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209">
                <text:p>0.9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065">
                <text:p>0.920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1315">
                <text:p>0.913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2795">
                <text:p>1.02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2165">
                <text:p>1.021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2165">
                <text:p>1.02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165">
                <text:p>1.02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3525">
                <text:p>1.035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3525">
                <text:p>1.035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3525">
                <text:p>1.035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4465">
                <text:p>1.044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4465">
                <text:p>1.04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4465">
                <text:p>1.044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4465">
                <text:p>1.044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4465">
                <text:p>1.044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4465">
                <text:p>1.044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4465">
                <text:p>1.044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4465">
                <text:p>1.044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3835">
                <text:p>1.038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3835">
                <text:p>1.038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3835">
                <text:p>1.038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3835">
                <text:p>1.038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3835">
                <text:p>1.038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3215">
                <text:p>1.032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3215">
                <text:p>1.03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3215">
                <text:p>1.032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3215">
                <text:p>1.032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3215">
                <text:p>1.032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3215">
                <text:p>1.032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4365">
                <text:p>1.043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392">
                <text:p>1.03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3455">
                <text:p>1.034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474">
                <text:p>1.0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6025">
                <text:p>1.060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6025">
                <text:p>1.060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6025">
                <text:p>1.060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8315">
                <text:p>1.083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829">
                <text:p>1.08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651">
                <text:p>1.06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651">
                <text:p>1.06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578">
                <text:p>1.05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5125">
                <text:p>1.05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5125">
                <text:p>1.05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5125">
                <text:p>1.05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5125">
                <text:p>1.05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683">
                <text:p>1.06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888">
                <text:p>1.08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8305">
                <text:p>1.083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7805">
                <text:p>1.078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1565">
                <text:p>1.015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5975">
                <text:p>0.959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5975">
                <text:p>0.959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63">
                <text:p>0.95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6855">
                <text:p>0.968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6185">
                <text:p>0.961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8055">
                <text:p>0.980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7575">
                <text:p>0.975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755">
                <text:p>0.97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848">
                <text:p>0.98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7805">
                <text:p>0.978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7325">
                <text:p>0.973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6655">
                <text:p>0.966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8615">
                <text:p>0.986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799">
                <text:p>0.97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08">
                <text:p>0.99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62">
                <text:p>0.98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115">
                <text:p>1.001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535">
                <text:p>0.995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82">
                <text:p>1.00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0395">
                <text:p>1.00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159">
                <text:p>1.01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159">
                <text:p>1.01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1245">
                <text:p>1.012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181">
                <text:p>1.01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181">
                <text:p>1.01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2525">
                <text:p>1.025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2525">
                <text:p>1.025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2625">
                <text:p>1.02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625">
                <text:p>1.02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625">
                <text:p>1.02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2625">
                <text:p>1.02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2625">
                <text:p>1.02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34">
                <text:p>1.0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3925">
                <text:p>1.039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3925">
                <text:p>1.039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8075">
                <text:p>0.980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7375">
                <text:p>0.973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2575">
                <text:p>0.925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2575">
                <text:p>0.925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2575">
                <text:p>0.925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255">
                <text:p>0.92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576">
                <text:p>1.05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71">
                <text:p>0.99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71">
                <text:p>0.99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71">
                <text:p>0.99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23">
                <text:p>0.99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23">
                <text:p>0.99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205">
                <text:p>0.992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717">
                <text:p>0.97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717">
                <text:p>0.97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717">
                <text:p>0.97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717">
                <text:p>0.97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717">
                <text:p>0.97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717">
                <text:p>0.97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799">
                <text:p>0.97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799">
                <text:p>0.97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7655">
                <text:p>0.97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7655">
                <text:p>0.976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7655">
                <text:p>0.976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9225">
                <text:p>0.992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864">
                <text:p>0.98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864">
                <text:p>0.98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8085">
                <text:p>0.980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8085">
                <text:p>0.980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3585">
                <text:p>0.935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356">
                <text:p>0.93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1955">
                <text:p>0.919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133">
                <text:p>0.91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133">
                <text:p>0.91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133">
                <text:p>0.91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133">
                <text:p>0.9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133">
                <text:p>0.91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078">
                <text:p>0.90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078">
                <text:p>0.90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023">
                <text:p>0.90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023">
                <text:p>0.90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023">
                <text:p>0.90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23">
                <text:p>0.90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037">
                <text:p>1.00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037">
                <text:p>1.00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9915">
                <text:p>0.999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949">
                <text:p>0.99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949">
                <text:p>0.99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949">
                <text:p>0.99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949">
                <text:p>0.99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949">
                <text:p>0.99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949">
                <text:p>0.99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9465">
                <text:p>0.994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0265">
                <text:p>1.002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8805">
                <text:p>0.988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8805">
                <text:p>0.988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8805">
                <text:p>0.988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8805">
                <text:p>0.988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8805">
                <text:p>0.988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8805">
                <text:p>0.988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093">
                <text:p>1.00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093">
                <text:p>1.00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0905">
                <text:p>1.009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546">
                <text:p>1.05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546">
                <text:p>1.05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546">
                <text:p>1.05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546">
                <text:p>1.05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508">
                <text:p>1.05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508">
                <text:p>1.05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5055">
                <text:p>1.050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341">
                <text:p>1.03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341">
                <text:p>1.03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3385">
                <text:p>1.033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376">
                <text:p>1.03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376">
                <text:p>1.03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4985">
                <text:p>1.049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4985">
                <text:p>1.049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4235">
                <text:p>1.042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375">
                <text:p>1.0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375">
                <text:p>1.03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3725">
                <text:p>1.037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0434">
                <text:p>1.04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434">
                <text:p>1.04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434">
                <text:p>1.04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434">
                <text:p>1.04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434">
                <text:p>1.04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434">
                <text:p>1.04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434">
                <text:p>1.04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40525">
                <text:p>1.0405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040275">
                <text:p>1.0402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58425">
                <text:p>1.0584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58425">
                <text:p>1.0584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58175">
                <text:p>1.0581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69225">
                <text:p>1.0692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069225">
                <text:p>1.0692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069225">
                <text:p>1.0692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68975">
                <text:p>1.0689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009125">
                <text:p>1.009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007625">
                <text:p>1.0076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14875">
                <text:p>1.0148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64025">
                <text:p>0.9640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63775">
                <text:p>0.9637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52875">
                <text:p>0.952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46525">
                <text:p>0.9465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56075">
                <text:p>0.9560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56075">
                <text:p>0.9560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56075">
                <text:p>0.9560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56075">
                <text:p>0.9560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56075">
                <text:p>0.9560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56075">
                <text:p>0.9560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56075">
                <text:p>0.9560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56075">
                <text:p>0.9560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56075">
                <text:p>0.9560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55825">
                <text:p>0.9558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67925">
                <text:p>0.9679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82675">
                <text:p>0.9826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82675">
                <text:p>0.9826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82675">
                <text:p>0.9826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82675">
                <text:p>0.9826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82675">
                <text:p>0.9826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82675">
                <text:p>0.9826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82675">
                <text:p>0.9826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82675">
                <text:p>0.9826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82425">
                <text:p>0.9824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83925">
                <text:p>0.9839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78175">
                <text:p>0.9781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003225">
                <text:p>1.0032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003225">
                <text:p>1.0032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03225">
                <text:p>1.0032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99075">
                <text:p>0.9990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99075">
                <text:p>0.9990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8825">
                <text:p>0.9988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054">
                <text:p>1.00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1.047cm" svg:y="0.38cm" svg:width="12.639cm" svg:height="7.793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5" chart:label-cell-address="local-table.$B$1" chart:class="chart:scatter"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04">
                <text:p>1.0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04">
                <text:p>1.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04">
                <text:p>1.0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3015">
                <text:p>1.03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98">
                <text:p>1.0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606">
                <text:p>0.9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365">
                <text:p>0.95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7415">
                <text:p>0.97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7415">
                <text:p>0.974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673">
                <text:p>0.9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73">
                <text:p>0.96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613">
                <text:p>0.9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53">
                <text:p>0.9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553">
                <text:p>0.9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9355">
                <text:p>0.893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9355">
                <text:p>0.893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064">
                <text:p>0.9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064">
                <text:p>0.90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064">
                <text:p>0.90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064">
                <text:p>0.90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293">
                <text:p>0.92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905">
                <text:p>0.929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1125">
                <text:p>0.91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125">
                <text:p>0.91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0395">
                <text:p>0.903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974">
                <text:p>0.89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974">
                <text:p>0.89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974">
                <text:p>0.89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974">
                <text:p>0.89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1445">
                <text:p>0.914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3495">
                <text:p>0.934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292">
                <text:p>0.92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292">
                <text:p>0.92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525">
                <text:p>0.855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5525">
                <text:p>0.855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395">
                <text:p>0.873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7395">
                <text:p>0.873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737">
                <text:p>0.87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7625">
                <text:p>0.876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7625">
                <text:p>0.87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6955">
                <text:p>0.869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8915">
                <text:p>0.889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785">
                <text:p>0.897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205">
                <text:p>0.892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9205">
                <text:p>0.892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878">
                <text:p>0.88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878">
                <text:p>0.88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878">
                <text:p>0.88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8435">
                <text:p>0.884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8435">
                <text:p>0.884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8435">
                <text:p>0.884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8435">
                <text:p>0.884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8435">
                <text:p>0.884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8435">
                <text:p>0.884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8435">
                <text:p>0.884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8435">
                <text:p>0.884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8435">
                <text:p>0.884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8435">
                <text:p>0.884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8435">
                <text:p>0.884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8435">
                <text:p>0.884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7135">
                <text:p>0.871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896">
                <text:p>0.88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896">
                <text:p>0.88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896">
                <text:p>0.88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826">
                <text:p>0.88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826">
                <text:p>0.88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826">
                <text:p>0.88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826">
                <text:p>0.88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826">
                <text:p>0.88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826">
                <text:p>0.88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441">
                <text:p>0.84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441">
                <text:p>0.84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441">
                <text:p>0.84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441">
                <text:p>0.84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441">
                <text:p>0.84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4385">
                <text:p>0.843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235">
                <text:p>0.82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235">
                <text:p>0.82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235">
                <text:p>0.82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235">
                <text:p>0.82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235">
                <text:p>0.82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235">
                <text:p>0.82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235">
                <text:p>0.82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235">
                <text:p>0.82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235">
                <text:p>0.82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235">
                <text:p>0.82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235">
                <text:p>0.82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3335">
                <text:p>0.833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3335">
                <text:p>0.833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278">
                <text:p>0.82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278">
                <text:p>0.82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008">
                <text:p>0.80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008">
                <text:p>0.80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915">
                <text:p>0.79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915">
                <text:p>0.79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915">
                <text:p>0.79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915">
                <text:p>0.79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915">
                <text:p>0.79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915">
                <text:p>0.79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915">
                <text:p>0.79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915">
                <text:p>0.79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915">
                <text:p>0.79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915">
                <text:p>0.79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915">
                <text:p>0.79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915">
                <text:p>0.79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7145">
                <text:p>0.871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7145">
                <text:p>0.871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7145">
                <text:p>0.871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7145">
                <text:p>0.871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7145">
                <text:p>0.871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7145">
                <text:p>0.871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7145">
                <text:p>0.871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712">
                <text:p>0.87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792">
                <text:p>0.87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646">
                <text:p>0.86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646">
                <text:p>0.86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646">
                <text:p>0.86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646">
                <text:p>0.86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646">
                <text:p>0.86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646">
                <text:p>0.86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8585">
                <text:p>0.885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8585">
                <text:p>0.885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8585">
                <text:p>0.885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8585">
                <text:p>0.885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8585">
                <text:p>0.885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8585">
                <text:p>0.885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8585">
                <text:p>0.885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8585">
                <text:p>0.885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8585">
                <text:p>0.885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8205">
                <text:p>0.882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8205">
                <text:p>0.882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818">
                <text:p>0.88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6535">
                <text:p>0.865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6535">
                <text:p>0.865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651">
                <text:p>0.86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6885">
                <text:p>0.868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6885">
                <text:p>0.868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885">
                <text:p>0.868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885">
                <text:p>0.868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6135">
                <text:p>0.861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6135">
                <text:p>0.861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6135">
                <text:p>0.861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6135">
                <text:p>0.861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6135">
                <text:p>0.861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6135">
                <text:p>0.861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6135">
                <text:p>0.861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6135">
                <text:p>0.861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6135">
                <text:p>0.861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6135">
                <text:p>0.861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6135">
                <text:p>0.861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6135">
                <text:p>0.861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611">
                <text:p>0.86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868">
                <text:p>0.88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868">
                <text:p>0.88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868">
                <text:p>0.88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783">
                <text:p>0.87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783">
                <text:p>0.87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783">
                <text:p>0.87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783">
                <text:p>0.87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783">
                <text:p>0.87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773">
                <text:p>0.87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823">
                <text:p>0.88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433">
                <text:p>0.84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4305">
                <text:p>0.843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373">
                <text:p>0.83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3095">
                <text:p>0.830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3095">
                <text:p>0.830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3095">
                <text:p>0.830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3095">
                <text:p>0.830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3095">
                <text:p>0.830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3095">
                <text:p>0.830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3095">
                <text:p>0.830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3095">
                <text:p>0.830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3095">
                <text:p>0.830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3095">
                <text:p>0.830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3095">
                <text:p>0.830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3095">
                <text:p>0.830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3095">
                <text:p>0.830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3095">
                <text:p>0.830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3095">
                <text:p>0.830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3095">
                <text:p>0.830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3095">
                <text:p>0.830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3095">
                <text:p>0.830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3095">
                <text:p>0.830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3095">
                <text:p>0.830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307">
                <text:p>0.83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322">
                <text:p>0.83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2645">
                <text:p>0.826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515">
                <text:p>0.85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515">
                <text:p>0.85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515">
                <text:p>0.85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515">
                <text:p>0.85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515">
                <text:p>0.85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515">
                <text:p>0.85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8515">
                <text:p>0.85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